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5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5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9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2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2" table:formula="of:=AVERAGE([.H133:.H139])" office:value-type="float" office:value="0" calcext:value-type="float">
            <text:p>0,0</text:p>
          </table:table-cell>
          <table:table-cell table:style-name="ce35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style-name="ce35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 [.D138] + [.C139]" office:value-type="float" office:value="1720543" calcext:value-type="float">
            <text:p>1 720 54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38] + [.F139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38] + [.H139]" office:value-type="float" office:value="487509" calcext:value-type="float">
            <text:p>487 509</text:p>
          </table:table-cell>
          <table:table-cell table:style-name="ce29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formula="of:=AVERAGE([.H136:.H142])" office:value-type="float" office:value="0" calcext:value-type="float">
            <text:p>0,0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43" calcext:value-type="float">
            <text:p>1 720 543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.00.0000</text:date>, <text:time style:data-style-name="N2" text:time-value="11:10:48.46664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18T23:36:49.082019483</dc:date>
    <meta:editing-duration>P85DT23H9M41S</meta:editing-duration>
    <meta:editing-cycles>147</meta:editing-cycles>
    <meta:generator>LibreOffice/6.0.7.3$Linux_X86_64 LibreOffice_project/00m0$Build-3</meta:generator>
    <meta:document-statistic meta:table-count="2" meta:cell-count="34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